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66cm" fo:min-width="2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  <style:text-properties style:font-name="Liberation Mono"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style:font-name="Liberation Mono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0.348cm" svg:height="6.641cm" svg:x="1.8cm" svg:y="8cm">
          <draw:text-box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3</text:span><text:span text:style-name="T1">5</text:span><text:span text:style-name="T1"><text:tab/></text:span><text:span text:style-name="T1">m</text:span><text:span text:style-name="T1">o</text:span><text:span text:style-name="T1">v</text:span><text:span text:style-name="T1"> </text:span><text:span text:style-name="T1">a</text:span><text:span text:style-name="T1">x</text:span><text:span text:style-name="T1">,</text:span><text:span text:style-name="T1"> </text:span><text:span text:style-name="T1">0</text:span><text:span text:style-name="T1">x</text:span><text:span text:style-name="T1">9</text:span><text:span text:style-name="T1">0</text:span><text:span text:style-name="T1">0</text:span><text:span text:style-name="T1">0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3</text:span><text:span text:style-name="T1">8</text:span><text:span text:style-name="T1"><text:tab/></text:span><text:span text:style-name="T1">m</text:span><text:span text:style-name="T1">o</text:span><text:span text:style-name="T1">v</text:span><text:span text:style-name="T1"> </text:span><text:span text:style-name="T1">s</text:span><text:span text:style-name="T1">s</text:span><text:span text:style-name="T1">,</text:span><text:span text:style-name="T1"> </text:span><text:span text:style-name="T1">a</text:span><text:span text:style-name="T1">x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3</text:span><text:span text:style-name="T1">a</text:span><text:span text:style-name="T1"><text:tab/></text:span><text:span text:style-name="T1">m</text:span><text:span text:style-name="T1">o</text:span><text:span text:style-name="T1">v</text:span><text:span text:style-name="T1"> </text:span><text:span text:style-name="T1">b</text:span><text:span text:style-name="T1">p</text:span><text:span text:style-name="T1">,</text:span><text:span text:style-name="T1"> </text:span><text:span text:style-name="T1">0</text:span><text:span text:style-name="T1">x</text:span><text:span text:style-name="T1">f</text:span><text:span text:style-name="T1">f</text:span><text:span text:style-name="T1">f</text:span><text:span text:style-name="T1">e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3</text:span><text:span text:style-name="T1">d</text:span><text:span text:style-name="T1"><text:tab/></text:span><text:span text:style-name="T1">m</text:span><text:span text:style-name="T1">o</text:span><text:span text:style-name="T1">v</text:span><text:span text:style-name="T1"> </text:span><text:span text:style-name="T1">s</text:span><text:span text:style-name="T1">p</text:span><text:span text:style-name="T1">,</text:span><text:span text:style-name="T1"> </text:span><text:span text:style-name="T1">b</text:span><text:span text:style-name="T1">p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3</text:span><text:span text:style-name="T1">f</text:span><text:span text:style-name="T1"><text:tab/></text:span><text:span text:style-name="T1">p</text:span><text:span text:style-name="T1">u</text:span><text:span text:style-name="T1">s</text:span><text:span text:style-name="T1">h</text:span><text:span text:style-name="T1"> </text:span><text:span text:style-name="T1">w</text:span><text:span text:style-name="T1">o</text:span><text:span text:style-name="T1">r</text:span><text:span text:style-name="T1">d</text:span><text:span text:style-name="T1"> </text:span><text:span text:style-name="T1">[</text:span><text:span text:style-name="T1">s</text:span><text:span text:style-name="T1">e</text:span><text:span text:style-name="T1">g</text:span><text:span text:style-name="T1">]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4</text:span><text:span text:style-name="T1">1</text:span><text:span text:style-name="T1"><text:tab/></text:span><text:span text:style-name="T1">p</text:span><text:span text:style-name="T1">u</text:span><text:span text:style-name="T1">s</text:span><text:span text:style-name="T1">h</text:span><text:span text:style-name="T1"> </text:span><text:span text:style-name="T1">w</text:span><text:span text:style-name="T1">o</text:span><text:span text:style-name="T1">r</text:span><text:span text:style-name="T1">d</text:span><text:span text:style-name="T1"> </text:span><text:span text:style-name="T1">[</text:span><text:span text:style-name="T1">o</text:span><text:span text:style-name="T1">f</text:span><text:span text:style-name="T1">f</text:span><text:span text:style-name="T1">s</text:span><text:span text:style-name="T1">e</text:span><text:span text:style-name="T1">t</text:span><text:span text:style-name="T1">]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4</text:span><text:span text:style-name="T1">3</text:span><text:span text:style-name="T1"><text:tab/></text:span><text:span text:style-name="T1">c</text:span><text:span text:style-name="T1">a</text:span><text:span text:style-name="T1">l</text:span><text:span text:style-name="T1">l</text:span><text:span text:style-name="T1"> </text:span><text:span text:style-name="T1">f</text:span><text:span text:style-name="T1">a</text:span><text:span text:style-name="T1">r</text:span><text:span text:style-name="T1"> </text:span><text:span text:style-name="T1">[</text:span><text:span text:style-name="T1">s</text:span><text:span text:style-name="T1">p</text:span><text:span text:style-name="T1">]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4</text:span><text:span text:style-name="T1">7</text:span><text:span text:style-name="T1"><text:tab/></text:span><text:span text:style-name="T1">h</text:span><text:span text:style-name="T1">l</text:span><text:span text:style-name="T1">t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4</text:span><text:span text:style-name="T1">8</text:span><text:span text:style-name="T1"> </text:span><text:span text:style-name="T1"><text:s/></text:span><text:span text:style-name="T1">s</text:span><text:span text:style-name="T1">e</text:span><text:span text:style-name="T1">g</text:span><text:span text:style-name="T1">:</text:span><text:span text:style-name="T1"> </text:span><text:span text:style-name="T1">d</text:span><text:span text:style-name="T1">w</text:span><text:span text:style-name="T1"> </text:span><text:span text:style-name="T1">0</text:span><text:span text:style-name="T1">x</text:span><text:span text:style-name="T1">2</text:span><text:span text:style-name="T1">0</text:span><text:span text:style-name="T1">0</text:span><text:span text:style-name="T1">0</text:span></text:p>
            <text:p><text:span text:style-name="T1">1</text:span><text:span text:style-name="T1">0</text:span><text:span text:style-name="T1">0</text:span><text:span text:style-name="T1">0</text:span><text:span text:style-name="T1">:</text:span><text:span text:style-name="T1">0</text:span><text:span text:style-name="T1">0</text:span><text:span text:style-name="T1">5</text:span><text:span text:style-name="T1">0</text:span><text:span text:style-name="T1"> </text:span><text:span text:style-name="T1"><text:s/></text:span><text:span text:style-name="T1">o</text:span><text:span text:style-name="T1">f</text:span><text:span text:style-name="T1">f</text:span><text:span text:style-name="T1">s</text:span><text:span text:style-name="T1">e</text:span><text:span text:style-name="T1">t</text:span><text:span text:style-name="T1">:</text:span><text:span text:style-name="T1"> </text:span><text:span text:style-name="T1">d</text:span><text:span text:style-name="T1">w</text:span><text:span text:style-name="T1"> </text:span><text:span text:style-name="T1">0</text:span><text:span text:style-name="T1">x</text:span><text:span text:style-name="T1">0</text:span><text:span text:style-name="T1">0</text:span><text:span text:style-name="T1">0</text:span><text:span text:style-name="T1">a</text:span></text:p>
          </draw:text-box>
        </draw:frame>
        <draw:custom-shape draw:style-name="gr2" draw:text-style-name="P3" draw:layer="measurelines" svg:width="3cm" svg:height="0.75cm" svg:x="19.459cm" svg:y="10cm">
          <text:p text:style-name="P2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0cm">
          <text:p text:style-name="P2"><text:span text:style-name="T1">0x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19.459cm" svg:y="10.8cm">
          <text:p text:style-name="P2"><text:span text:style-name="T1">0x0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0.8cm">
          <text:p text:style-name="P2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19.459cm" svg:y="11.6cm">
          <text:p text:style-name="P2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1.6cm">
          <text:p text:style-name="P2"><text:span text:style-name="T1">0x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19.459cm" svg:y="12.4cm">
          <text:p text:style-name="P2"><text:span text:style-name="T1">0x4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2.4cm">
          <text:p text:style-name="P2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19.459cm" svg:y="13.2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3.2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19.459cm" svg:y="14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4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19.459cm" svg:y="16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16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2" draw:id="id2" draw:layer="measurelines" svg:width="2.873cm" svg:height="0.89cm" svg:x="16.45cm" svg:y="16cm">
          <draw:text-box>
            <text:p><text:span text:style-name="T1">0x90000</text:span></text:p>
          </draw:text-box>
        </draw:frame>
        <draw:frame draw:style-name="gr1" draw:text-style-name="P1" xml:id="id6" draw:id="id6" draw:layer="measurelines" svg:width="2.534cm" svg:height="0.89cm" svg:x="16.75cm" svg:y="10cm">
          <draw:text-box>
            <text:p><text:span text:style-name="T1">0xff</text:span><text:span text:style-name="T1">fe</text:span></text:p>
          </draw:text-box>
        </draw:frame>
        <draw:frame draw:style-name="gr1" draw:text-style-name="P1" draw:layer="measurelines" svg:width="2.534cm" svg:height="0.89cm" svg:x="16.75cm" svg:y="10.8cm">
          <draw:text-box>
            <text:p><text:span text:style-name="T1">0xfffc</text:span></text:p>
          </draw:text-box>
        </draw:frame>
        <draw:frame draw:style-name="gr1" draw:text-style-name="P1" draw:layer="measurelines" svg:width="2.534cm" svg:height="0.89cm" svg:x="16.75cm" svg:y="11.6cm">
          <draw:text-box>
            <text:p><text:span text:style-name="T1">0xfffa</text:span></text:p>
          </draw:text-box>
        </draw:frame>
        <draw:frame draw:style-name="gr1" draw:text-style-name="P1" xml:id="id4" draw:id="id4" draw:layer="measurelines" svg:width="2.534cm" svg:height="0.89cm" svg:x="16.75cm" svg:y="12.4cm">
          <draw:text-box>
            <text:p><text:span text:style-name="T1">0xfff8</text:span></text:p>
          </draw:text-box>
        </draw:frame>
        <draw:frame draw:style-name="gr1" draw:text-style-name="P1" draw:layer="measurelines" svg:width="2.534cm" svg:height="0.89cm" svg:x="16.75cm" svg:y="13.2cm">
          <draw:text-box>
            <text:p><text:span text:style-name="T1">0xfff6</text:span></text:p>
          </draw:text-box>
        </draw:frame>
        <draw:frame draw:style-name="gr1" draw:text-style-name="P1" draw:layer="measurelines" svg:width="2.534cm" svg:height="0.89cm" svg:x="16.75cm" svg:y="13.9cm">
          <draw:text-box>
            <text:p><text:span text:style-name="T1">0xfff4</text:span></text:p>
          </draw:text-box>
        </draw:frame>
        <draw:custom-shape draw:style-name="gr2" draw:text-style-name="P3" xml:id="id1" draw:id="id1" draw:layer="measurelines" svg:width="3cm" svg:height="0.75cm" svg:x="19.459cm" svg:y="5.8cm">
          <text:p text:style-name="P2"><text:span text:style-name="T1">9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5.8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measurelines" svg:width="3cm" svg:height="0.75cm" svg:x="19.459cm" svg:y="6.7cm">
          <text:p text:style-name="P2"><text:span text:style-name="T1">f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6.7cm">
          <text:p text:style-name="P2"><text:span text:style-name="T1">f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measurelines" svg:width="3cm" svg:height="0.75cm" svg:x="19.459cm" svg:y="7.6cm">
          <text:p text:style-name="P2"><text:span text:style-name="T1">f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cm" svg:height="0.75cm" svg:x="22.459cm" svg:y="7.6cm">
          <text:p text:style-name="P2"><text:span text:style-name="T1">f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measurelines" svg:width="1.35cm" svg:height="0.878cm" svg:x="25.7cm" svg:y="5.75cm">
          <draw:text-box>
            <text:p><text:span text:style-name="T2">SS</text:span></text:p>
          </draw:text-box>
        </draw:frame>
        <draw:frame draw:style-name="gr3" draw:text-style-name="P4" draw:layer="measurelines" svg:width="1.35cm" svg:height="0.878cm" svg:x="25.7cm" svg:y="6.65cm">
          <draw:text-box>
            <text:p><text:span text:style-name="T2">SP</text:span></text:p>
          </draw:text-box>
        </draw:frame>
        <draw:frame draw:style-name="gr3" draw:text-style-name="P4" draw:layer="measurelines" svg:width="1.35cm" svg:height="0.878cm" svg:x="25.7cm" svg:y="7.55cm">
          <draw:text-box>
            <text:p><text:span text:style-name="T2">BP</text:span></text:p>
          </draw:text-box>
        </draw:frame>
        <draw:connector draw:style-name="gr4" draw:text-style-name="P5" draw:layer="measurelines" draw:type="lines" draw:line-skew="-5.691cm -2.7cm" svg:x1="19.459cm" svg:y1="6.175cm" svg:x2="16.45cm" svg:y2="16.445cm" draw:start-shape="id1" draw:start-glue-point="3" draw:end-shape="id2" draw:end-glue-point="3" svg:d="M19459 6175h-6209v10270h3200" svg:viewBox="0 0 6210 10271">
          <text:p/>
        </draw:connector>
        <draw:connector draw:style-name="gr5" draw:text-style-name="P5" draw:layer="measurelines" draw:line-skew="-1.75cm" svg:x1="19.459cm" svg:y1="7.075cm" svg:x2="16.75cm" svg:y2="12.845cm" draw:start-shape="id3" draw:start-glue-point="3" draw:end-shape="id4" draw:end-glue-point="3" svg:d="M19459 7075h-4959v5770h2250" svg:viewBox="0 0 4960 5771">
          <text:p/>
        </draw:connector>
        <draw:connector draw:style-name="gr6" draw:text-style-name="P5" draw:layer="measurelines" draw:line-skew="-0.5cm" svg:x1="19.459cm" svg:y1="7.975cm" svg:x2="16.75cm" svg:y2="10.445cm" draw:start-shape="id5" draw:start-glue-point="3" draw:end-shape="id6" draw:end-glue-point="3" svg:d="M19459 7975h-3709v2470h1000" svg:viewBox="0 0 3710 2471">
          <text:p/>
        </draw:connector>
        <draw:frame draw:style-name="gr1" draw:text-style-name="P4" draw:layer="measurelines" svg:width="10.378cm" svg:height="0.878cm" svg:x="16.75cm" svg:y="17.25cm">
          <draw:text-box>
            <text:p text:style-name="P6"><text:span text:style-name="T2">? means that the value is undetermin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6T11:43:40.596969734</meta:creation-date>
    <dc:date>2022-05-26T14:10:53.458847901</dc:date>
    <meta:editing-duration>PT5M20S</meta:editing-duration>
    <meta:editing-cycles>1</meta:editing-cycles>
    <meta:document-statistic meta:object-count="35"/>
    <meta:generator>LibreOffice/7.3.3.2$Linux_X86_64 LibreOffice_project/30$Build-2</meta:generator>
  </office:meta>
</office:document-meta>
</file>